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n" fo:country="AU" officeooo:rsid="00138285" officeooo:paragraph-rsid="00138285"/>
    </style:style>
    <style:style style:name="P2" style:family="paragraph" style:parent-style-name="Text_20_body">
      <style:text-properties fo:language="en" fo:country="AU" officeooo:rsid="00166d18" officeooo:paragraph-rsid="00166d18"/>
    </style:style>
    <style:style style:name="P3" style:family="paragraph" style:parent-style-name="Standard">
      <style:text-properties fo:language="en" fo:country="AU" officeooo:rsid="0003c60e" officeooo:paragraph-rsid="0003c60e"/>
    </style:style>
    <style:style style:name="P4" style:family="paragraph" style:parent-style-name="Standard">
      <style:text-properties fo:language="en" fo:country="AU" fo:font-weight="bold" officeooo:rsid="0003c60e" officeooo:paragraph-rsid="0003c60e" style:font-weight-asian="bold" style:font-weight-complex="bold"/>
    </style:style>
    <style:style style:name="P5" style:family="paragraph" style:parent-style-name="Standard">
      <style:text-properties fo:language="en" fo:country="AU" fo:font-weight="bold" officeooo:rsid="0005bdc1" officeooo:paragraph-rsid="0005bdc1" style:font-weight-asian="bold" style:font-weight-complex="bold"/>
    </style:style>
    <style:style style:name="P6" style:family="paragraph" style:parent-style-name="Standard">
      <style:text-properties fo:language="en" fo:country="AU" fo:font-weight="bold" officeooo:rsid="0005db2b" officeooo:paragraph-rsid="0005db2b" style:font-weight-asian="bold" style:font-weight-complex="bold"/>
    </style:style>
    <style:style style:name="P7" style:family="paragraph" style:parent-style-name="Standard">
      <style:text-properties fo:language="en" fo:country="AU" fo:font-weight="bold" officeooo:rsid="0006fbf7" officeooo:paragraph-rsid="0006fbf7" style:font-weight-asian="bold" style:font-weight-complex="bold"/>
    </style:style>
    <style:style style:name="P8" style:family="paragraph" style:parent-style-name="Standard">
      <style:text-properties fo:language="en" fo:country="AU" fo:font-weight="bold" officeooo:rsid="0006fbf7" officeooo:paragraph-rsid="000b8815" style:font-weight-asian="bold" style:font-weight-complex="bold"/>
    </style:style>
    <style:style style:name="P9" style:family="paragraph" style:parent-style-name="Standard">
      <style:text-properties fo:language="en" fo:country="AU" fo:font-style="italic" fo:font-weight="bold" officeooo:rsid="0005bdc1" officeooo:paragraph-rsid="0005bdc1" style:font-style-asian="italic" style:font-weight-asian="bold" style:font-style-complex="italic" style:font-weight-complex="bold"/>
    </style:style>
    <style:style style:name="P10" style:family="paragraph" style:parent-style-name="Standard">
      <style:text-properties fo:language="en" fo:country="AU" fo:font-style="italic" fo:font-weight="bold" officeooo:rsid="0006fbf7" officeooo:paragraph-rsid="000b8815" style:font-style-asian="italic" style:font-weight-asian="bold" style:font-style-complex="italic" style:font-weight-complex="bold"/>
    </style:style>
    <style:style style:name="P11" style:family="paragraph" style:parent-style-name="Standard">
      <style:text-properties fo:language="en" fo:country="AU" fo:font-style="italic" fo:font-weight="normal" officeooo:rsid="0009a96d" officeooo:paragraph-rsid="0009a96d" style:font-style-asian="italic" style:font-weight-asian="normal" style:font-style-complex="italic" style:font-weight-complex="normal"/>
    </style:style>
    <style:style style:name="P12" style:family="paragraph" style:parent-style-name="Standard">
      <style:text-properties fo:language="en" fo:country="AU" fo:font-style="italic" fo:font-weight="normal" officeooo:rsid="000c943a" officeooo:paragraph-rsid="000c943a" style:font-style-asian="italic" style:font-weight-asian="normal" style:font-style-complex="italic" style:font-weight-complex="normal"/>
    </style:style>
    <style:style style:name="P13" style:family="paragraph" style:parent-style-name="Standard">
      <style:text-properties fo:language="en" fo:country="AU" fo:font-style="italic" fo:font-weight="normal" officeooo:rsid="0006fbf7" officeooo:paragraph-rsid="000b8815" style:font-style-asian="italic" style:font-weight-asian="normal" style:font-style-complex="italic" style:font-weight-complex="normal"/>
    </style:style>
    <style:style style:name="P14" style:family="paragraph" style:parent-style-name="Text_20_body">
      <style:text-properties fo:language="en" fo:country="AU" officeooo:rsid="000b8815" officeooo:paragraph-rsid="000b8815"/>
    </style:style>
    <style:style style:name="P15" style:family="paragraph" style:parent-style-name="Title">
      <style:text-properties fo:language="en" fo:country="AU" officeooo:rsid="000b8815" officeooo:paragraph-rsid="000b8815"/>
    </style:style>
    <style:style style:name="P16" style:family="paragraph" style:parent-style-name="Text_20_body">
      <style:text-properties fo:language="en" fo:country="AU" fo:font-weight="normal" officeooo:rsid="000c943a" officeooo:paragraph-rsid="000c943a" style:font-weight-asian="normal" style:font-weight-complex="normal"/>
    </style:style>
    <style:style style:name="P17" style:family="paragraph" style:parent-style-name="Standard">
      <style:text-properties fo:language="en" fo:country="AU" fo:font-weight="normal" officeooo:rsid="0005bdc1" officeooo:paragraph-rsid="0005bdc1" style:font-weight-asian="normal" style:font-weight-complex="normal"/>
    </style:style>
    <style:style style:name="P18" style:family="paragraph" style:parent-style-name="Standard">
      <style:text-properties fo:language="en" fo:country="AU" fo:font-weight="normal" officeooo:rsid="0006fbf7" officeooo:paragraph-rsid="0006fbf7" style:font-weight-asian="normal" style:font-weight-complex="normal"/>
    </style:style>
    <style:style style:name="P19" style:family="paragraph" style:parent-style-name="Text_20_body">
      <style:text-properties fo:language="en" fo:country="AU" fo:font-weight="normal" officeooo:rsid="00166d18" officeooo:paragraph-rsid="00166d18" style:font-weight-asian="normal" style:font-weight-complex="normal"/>
    </style:style>
    <style:style style:name="P20" style:family="paragraph" style:parent-style-name="Text_20_body">
      <style:text-properties fo:language="en" fo:country="AU" fo:font-weight="normal" officeooo:rsid="0019201a" officeooo:paragraph-rsid="0019201a" style:font-weight-asian="normal" style:font-weight-complex="normal"/>
    </style:style>
    <style:style style:name="P21" style:family="paragraph" style:parent-style-name="Text_20_body">
      <style:text-properties fo:language="en" fo:country="AU" officeooo:rsid="0017238c" officeooo:paragraph-rsid="001db134"/>
    </style:style>
    <style:style style:name="P22" style:family="paragraph" style:parent-style-name="Text_20_body">
      <style:text-properties fo:language="en" fo:country="AU" officeooo:rsid="00283793" officeooo:paragraph-rsid="00283793"/>
    </style:style>
    <style:style style:name="P23" style:family="paragraph" style:parent-style-name="Text_20_body">
      <style:text-properties fo:language="en" fo:country="AU" officeooo:rsid="0024c56f" officeooo:paragraph-rsid="0024c56f"/>
    </style:style>
    <style:style style:name="P24" style:family="paragraph" style:parent-style-name="Text_20_body">
      <style:text-properties fo:language="en" fo:country="AU" officeooo:rsid="002b91cc" officeooo:paragraph-rsid="002b91cc"/>
    </style:style>
    <style:style style:name="P25" style:family="paragraph" style:parent-style-name="Heading_20_1">
      <style:text-properties fo:language="en" fo:country="AU"/>
    </style:style>
    <style:style style:name="P26" style:family="paragraph" style:parent-style-name="Heading_20_2">
      <style:text-properties fo:language="en" fo:country="AU" officeooo:rsid="000c943a" officeooo:paragraph-rsid="000c943a"/>
    </style:style>
    <style:style style:name="P27" style:family="paragraph" style:parent-style-name="Heading_20_2">
      <style:text-properties fo:language="en" fo:country="AU" officeooo:rsid="00153b22" officeooo:paragraph-rsid="00153b22"/>
    </style:style>
    <style:style style:name="P28" style:family="paragraph" style:parent-style-name="Heading_20_3">
      <style:text-properties fo:language="en" fo:country="AU" officeooo:rsid="00138285" officeooo:paragraph-rsid="00138285"/>
    </style:style>
    <style:style style:name="P29" style:family="paragraph" style:parent-style-name="Heading_20_3">
      <style:text-properties fo:language="en" fo:country="AU" officeooo:rsid="00166d18" officeooo:paragraph-rsid="00166d18"/>
    </style:style>
    <style:style style:name="P30" style:family="paragraph" style:parent-style-name="Heading_20_4">
      <style:text-properties fo:language="en" fo:country="AU" officeooo:rsid="00138285" officeooo:paragraph-rsid="00138285"/>
    </style:style>
    <style:style style:name="P31" style:family="paragraph" style:parent-style-name="Heading_20_4">
      <style:text-properties fo:language="en" fo:country="AU"/>
    </style:style>
    <style:style style:name="P32" style:family="paragraph" style:parent-style-name="Heading_20_4">
      <style:text-properties fo:language="en" fo:country="AU" officeooo:rsid="00283793" officeooo:paragraph-rsid="00283793"/>
    </style:style>
    <style:style style:name="P33" style:family="paragraph" style:parent-style-name="Standard" style:list-style-name="L1">
      <style:text-properties fo:language="en" fo:country="AU" fo:font-weight="bold" officeooo:rsid="0003c60e" officeooo:paragraph-rsid="0003c60e" style:font-weight-asian="bold" style:font-weight-complex="bold"/>
    </style:style>
    <style:style style:name="P34" style:family="paragraph" style:parent-style-name="Standard" style:list-style-name="L2">
      <style:text-properties fo:language="en" fo:country="AU" fo:font-weight="bold" officeooo:rsid="0006fbf7" officeooo:paragraph-rsid="0006fbf7" style:font-weight-asian="bold" style:font-weight-complex="bold"/>
    </style:style>
    <style:style style:name="P35" style:family="paragraph" style:parent-style-name="Standard" style:list-style-name="L2">
      <style:text-properties fo:language="en" fo:country="AU" fo:font-weight="bold" officeooo:rsid="0009a96d" officeooo:paragraph-rsid="0009a96d" style:font-weight-asian="bold" style:font-weight-complex="bold"/>
    </style:style>
    <style:style style:name="P36" style:family="paragraph" style:parent-style-name="Standard" style:list-style-name="L2">
      <style:text-properties fo:language="en" fo:country="AU" fo:font-weight="bold" officeooo:rsid="00122d56" officeooo:paragraph-rsid="00122d56" style:font-weight-asian="bold" style:font-weight-complex="bold"/>
    </style:style>
    <style:style style:name="P37" style:family="paragraph" style:parent-style-name="Standard" style:list-style-name="L2">
      <style:text-properties fo:language="en" fo:country="AU" fo:font-style="italic" fo:font-weight="bold" officeooo:rsid="00089894" officeooo:paragraph-rsid="00089894" style:font-style-asian="italic" style:font-weight-asian="bold" style:font-style-complex="italic" style:font-weight-complex="bold"/>
    </style:style>
    <style:style style:name="P38" style:family="paragraph" style:parent-style-name="Standard" style:list-style-name="L2">
      <style:text-properties fo:language="en" fo:country="AU" fo:font-style="italic" fo:font-weight="bold" officeooo:paragraph-rsid="00089894" style:font-style-asian="italic" style:font-weight-asian="bold" style:font-style-complex="italic" style:font-weight-complex="bold"/>
    </style:style>
    <style:style style:name="P39" style:family="paragraph" style:parent-style-name="Standard" style:list-style-name="L2">
      <style:text-properties fo:language="en" fo:country="AU" fo:font-weight="normal" officeooo:rsid="00122d56" officeooo:paragraph-rsid="00122d56" style:font-weight-asian="normal" style:font-weight-complex="normal"/>
    </style:style>
    <style:style style:name="P40" style:family="paragraph" style:parent-style-name="Text_20_body" style:list-style-name="L3">
      <style:text-properties fo:language="en" fo:country="AU" fo:font-weight="bold" officeooo:rsid="00138285" officeooo:paragraph-rsid="00138285" style:font-weight-asian="bold" style:font-weight-complex="bold"/>
    </style:style>
    <style:style style:name="P41" style:family="paragraph" style:parent-style-name="Text_20_body" style:list-style-name="L5">
      <style:text-properties fo:language="en" fo:country="AU" fo:font-weight="bold" officeooo:rsid="00166d18" officeooo:paragraph-rsid="00166d18" style:font-weight-asian="bold" style:font-weight-complex="bold"/>
    </style:style>
    <style:style style:name="P42" style:family="paragraph" style:parent-style-name="Text_20_body" style:list-style-name="L6">
      <style:text-properties fo:language="en" fo:country="AU" fo:font-weight="bold" officeooo:rsid="00166d18" officeooo:paragraph-rsid="00166d18" style:font-weight-asian="bold" style:font-weight-complex="bold"/>
    </style:style>
    <style:style style:name="P43" style:family="paragraph" style:parent-style-name="Text_20_body" style:list-style-name="L7">
      <style:text-properties fo:language="en" fo:country="AU" fo:font-weight="bold" officeooo:rsid="0022fe5b" officeooo:paragraph-rsid="0022fe5b" style:font-weight-asian="bold" style:font-weight-complex="bold"/>
    </style:style>
    <style:style style:name="P44" style:family="paragraph" style:parent-style-name="Text_20_body" style:list-style-name="L7">
      <style:text-properties fo:language="en" fo:country="AU" fo:font-weight="bold" officeooo:rsid="002483b3" officeooo:paragraph-rsid="002483b3" style:font-weight-asian="bold" style:font-weight-complex="bold"/>
    </style:style>
    <style:style style:name="P45" style:family="paragraph" style:parent-style-name="Text_20_body" style:list-style-name="L8">
      <style:text-properties fo:language="en" fo:country="AU" fo:font-weight="bold" officeooo:rsid="0024c56f" officeooo:paragraph-rsid="0024c56f" style:font-weight-asian="bold" style:font-weight-complex="bold"/>
    </style:style>
    <style:style style:name="P46" style:family="paragraph" style:parent-style-name="Text_20_body" style:list-style-name="L4">
      <style:text-properties fo:language="en" fo:country="AU" fo:font-weight="normal" officeooo:paragraph-rsid="0022fe5b" style:font-weight-asian="normal" style:font-weight-complex="normal"/>
    </style:style>
    <style:style style:name="P47" style:family="paragraph" style:parent-style-name="Text_20_body" style:list-style-name="L6">
      <style:text-properties fo:language="en" fo:country="AU" officeooo:paragraph-rsid="00166d18"/>
    </style:style>
    <style:style style:name="P48" style:family="paragraph" style:parent-style-name="Text_20_body" style:list-style-name="L7">
      <style:text-properties fo:language="en" fo:country="AU" officeooo:rsid="0022fe5b" officeooo:paragraph-rsid="0022fe5b"/>
    </style:style>
    <style:style style:name="T1" style:family="text">
      <style:text-properties fo:font-weight="normal" style:font-weight-asian="normal" style:font-weight-complex="normal"/>
    </style:style>
    <style:style style:name="T2" style:family="text">
      <style:text-properties fo:font-weight="normal" officeooo:rsid="0005bdc1" style:font-weight-asian="normal" style:font-weight-complex="normal"/>
    </style:style>
    <style:style style:name="T3" style:family="text">
      <style:text-properties fo:font-weight="normal" officeooo:rsid="0005db2b" style:font-weight-asian="normal" style:font-weight-complex="normal"/>
    </style:style>
    <style:style style:name="T4" style:family="text">
      <style:text-properties fo:font-weight="normal" officeooo:rsid="0006fbf7" style:font-weight-asian="normal" style:font-weight-complex="normal"/>
    </style:style>
    <style:style style:name="T5" style:family="text">
      <style:text-properties fo:font-weight="normal" officeooo:rsid="00089894" style:font-weight-asian="normal" style:font-weight-complex="normal"/>
    </style:style>
    <style:style style:name="T6" style:family="text">
      <style:text-properties fo:font-weight="normal" officeooo:rsid="000c943a" style:font-weight-asian="normal" style:font-weight-complex="normal"/>
    </style:style>
    <style:style style:name="T7" style:family="text">
      <style:text-properties fo:font-weight="normal" officeooo:rsid="00122d56" style:font-weight-asian="normal" style:font-weight-complex="normal"/>
    </style:style>
    <style:style style:name="T8" style:family="text">
      <style:text-properties fo:font-weight="normal" officeooo:rsid="00166d18" style:font-weight-asian="normal" style:font-weight-complex="normal"/>
    </style:style>
    <style:style style:name="T9" style:family="text">
      <style:text-properties fo:font-weight="normal" officeooo:rsid="002483b3"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66d18" style:font-weight-asian="bold" style:font-weight-complex="bold"/>
    </style:style>
    <style:style style:name="T12" style:family="text">
      <style:text-properties officeooo:rsid="000c943a"/>
    </style:style>
    <style:style style:name="T13" style:family="text">
      <style:text-properties officeooo:rsid="00166d18"/>
    </style:style>
    <style:style style:name="T14" style:family="text">
      <style:text-properties officeooo:rsid="001cea29"/>
    </style:style>
    <style:style style:name="T15" style:family="text">
      <style:text-properties officeooo:rsid="002b91cc"/>
    </style:style>
    <style:style style:name="T16" style:family="text">
      <style:text-properties officeooo:rsid="0017238c"/>
    </style:style>
    <style:style style:name="T17" style:family="text">
      <style:text-properties officeooo:rsid="001fd62b"/>
    </style:style>
    <style:style style:name="T18" style:family="text">
      <style:text-properties officeooo:rsid="001db134"/>
    </style:style>
    <style:style style:name="T19" style:family="text">
      <style:text-properties officeooo:rsid="002483b3"/>
    </style:style>
    <style:style style:name="T20" style:family="text">
      <style:text-properties officeooo:rsid="0022fe5b"/>
    </style:style>
    <style:style style:name="T21" style:family="text">
      <style:text-properties officeooo:rsid="002cefc2"/>
    </style:style>
    <style:style style:name="T22" style:family="text">
      <style:text-properties officeooo:rsid="002cfb43"/>
    </style:style>
    <style:style style:name="fr1" style:family="graphic" style:parent-style-name="Frame">
      <style:graphic-properties style:vertical-pos="from-top" style:horizontal-pos="center" style:horizontal-rel="paragraph" fo:padding="0.0591in" fo:border="0.06pt solid #0000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nderstanding Secure Boot</text:p>
      <text:p text:style-name="P14"/>
      <text:p text:style-name="P4">Firmware<text:span text:style-name="T1"> is a specific type of software that provides low-level control for a device’s hardware. It is embedded directly into a hardware component, such as a microcontroller, and typically stored in non-volatile memory (like ROM, EPROM, or flash memory), so that it persists even when the device is powered off. </text:span><text:span text:style-name="T2">Common examples of firmware include the BIOS or UEFI firmware in a computer.</text:span></text:p>
      <text:p text:style-name="P3"/>
      <text:p text:style-name="P5">Boot Process</text:p>
      <text:p text:style-name="P5"><text:span text:style-name="T1">When a computer is powered on, the firmware (such as BIOS or UEFI) is the first piece of code that runs. The firmware performs a power-on self-test (POST) to check the system hardware and initialises hardware components. Once this is done, the firmware locates and loads a </text:span>bootloader<text:span text:style-name="T1"> from a storage device (like a hard drive or SSD).</text:span></text:p>
      <text:p text:style-name="P5"><text:span text:style-name="T1"/></text:p>
      <text:p text:style-name="P17">The bootloader is a small program that loads the kernel into memory and passes control to it. After the firmware (UEFI) initialises the hardware and runs the bootloader, the bootloader then loads the kernel. The kernel is responsible for fully initialising the system and starting the operating system.</text:p>
      <text:p text:style-name="P5"><text:span text:style-name="T1"/></text:p>
      <text:p text:style-name="P9"><text:span text:style-name="T1">*If you are running multiple different kernels/operating systems on a single, partitioned hard drive, there are two different ways to select which one to boot into. </text:span><text:span text:style-name="T3">If you are running multiple instances of the same operating system (i.e., multiple Linux distributions), a single bootloader (which in this case would most likely be GRUB) would allow you to select which OS to boot into. If you are running operating systems that use different bootloaders (i.e., Linux and Windows), the primary bootloader (this is usually GRUB) can pass control to the Windows Boot Manager. This process is known as “chainloading”.</text:span></text:p>
      <text:p text:style-name="P3"/>
      <text:p text:style-name="P6">UEFI Storage Location</text:p>
      <text:p text:style-name="P3">The UEFI (Unified Extensible Firmware Interface) firmware is stored on a small non-volatile memory chip (often an EEPROM or flash memory) on the motherboard. This chip can have its memory rewritten or updated, i.e., it is NOT ROM (read-only memory). However, the flash memory chip on motherboards that stores the UEFI firmware is often called or referred to as “ROM” for the following reasons:</text:p>
      <text:p text:style-name="P3"/>
      <text:list text:style-name="L1">
        <text:list-item>
          <text:p text:style-name="P33">Historical Context<text:span text:style-name="T1">: Early computer firmware was stored in actual ROM chips, which were truly read-only and couldn’t be modified once manufactured. These ROM chips contained the BIOS (Basic Input/Output System), which was critical for initialising hardware and booting the operating system.</text:span></text:p>
        </text:list-item>
        <text:list-item>
          <text:p text:style-name="P33">Terminology Continuity<text:span text:style-name="T1">: The term “ROM” has stuck around because it is a familiar term that people associate with firmware storage, even though modern firmware storage technology has evolved.</text:span></text:p>
        </text:list-item>
        <text:list-item>
          <text:p text:style-name="P33">Functional Similarity<text:span text:style-name="T1">: Although modern firmware storage uses flash memory, which can be written to, it serves a similar purpose to ROM. It stores the firmware that the computer needs to boot up, which typically doesn’t change frequently. The idea is that it is “read-only” during normal operation. Firmware updates are relatively rare events.</text:span></text:p>
        </text:list-item>
      </text:list>
      <text:p text:style-name="P4"><text:span text:style-name="T1"/></text:p>
      <text:h text:style-name="P25" text:outline-level="1"><text:soft-page-break/>Secure Boot</text:h>
      <text:p text:style-name="P6"><text:span text:style-name="T1">Secure Boot is a feature of UEFI firmware, and is therefore initialised before any other processes start (such as a bootloader or OS kernel). The primary purpose of Secure Boot is to protect a computer’s boot process from malware and unauthorised software by ensuring that only trusted software runs during the boot process, up until the OS kernel is loaded (Secure Boot’s purpose does go beyond this, and will be discussed further in this document – </text:span><text:span text:style-name="T6">see the revised definition at the end of this section</text:span><text:span text:style-name="T1">).</text:span></text:p>
      <text:p text:style-name="P6"/>
      <text:p text:style-name="P13"><draw:frame draw:style-name="fr1" draw:name="Frame1" text:anchor-type="as-char" svg:y="-1.6819in" svg:width="6.5457in" draw:z-index="0"><draw:text-box fo:min-height="1.7339in"><text:p text:style-name="P13">By ensuring that only signed and trusted code can execute during the boot process, Secure Boot helps prevent malicious software like bootkits and rootkits from being loaded. These types of malware operate at a low level, giving them the ability to bypass traditional antivirus and security measures.</text:p><text:p text:style-name="P10"><text:span text:style-name="T1"/></text:p><text:p text:style-name="P13">Secure Boot can also prevent unauthorised operating systems from booting. For instance, it can stop the loading of any operating system or bootloader that has not been signed with a recognised certificate.</text:p></draw:text-box></draw:frame></text:p>
      <text:p text:style-name="P8"><text:span text:style-name="T1"/></text:p>
      <text:p text:style-name="P6"><text:span text:style-name="T1">Secure Boot checks each component of the boot process </text:span><text:span text:style-name="T4">against a list of trusted digital signatures, which are stored in the UEFI firmware. If a component’s signature does not match any in the list, Secure Boot will prevent the component from being loaded.</text:span></text:p>
      <text:p text:style-name="P6"><text:span text:style-name="T4"/></text:p>
      <text:p text:style-name="P18">Components of the boot process include:</text:p>
      <text:p text:style-name="P7"><text:span text:style-name="T1"/></text:p>
      <text:list text:style-name="L2">
        <text:list-item>
          <text:p text:style-name="P34">UEFI Drivers<text:span text:style-name="T1">: These drivers are loaded by the UEFI firmware during the early stages of the boot process. They are responsible for initialising hardware components and preparing the system for the handoff to the operating system’s bootloader. UEFI drivers must have valid digital signatures that Secure Boot recognises to ensure they have not been tampered with or replaced by malicious code.</text:span></text:p>
          <text:p text:style-name="P34"/>
        </text:list-item>
        <text:list-item>
          <text:p text:style-name="P34">Bootloader<text:span text:style-name="T1">: If the bootloader is unsigned or its signature does not match an entry in the allowed database (`db`), Secure Boot will block its execution. Examples of bootloaders include GRUB (used by many Linux distributions), macOS Bootloader, and Windows Boot Manager.</text:span></text:p>
        </text:list-item>
      </text:list>
      <text:p text:style-name="P7"><text:span text:style-name="T1"/></text:p>
      <text:list text:continue-numbering="true" text:style-name="L2">
        <text:list-header>
          <text:p text:style-name="P37">Chain of Trust: Secure Boot establishes a “chain of trust” starting from the lowest level firmware (UEFI), to the bootloader, and then to the operating system’s kernel and its modules. Each step in this chain is responsible for verifying the integrity and authenticity of the next step before handing over control.</text:p>
          <text:p text:style-name="P38"/>
          <text:p text:style-name="P37">Once the bootloader’s signature is verified and deemed trustworthy, the UEFI hands over control (responsibility for verifying the digital signatures of higher level processes) to the bootloader.</text:p>
        </text:list-header>
      </text:list>
      <text:p text:style-name="P7"><text:span text:style-name="T1"/></text:p>
      <text:list text:continue-numbering="true" text:style-name="L2">
        <text:list-item>
          <text:p text:style-name="P34">Kernel<text:span text:style-name="T1">: </text:span><text:span text:style-name="T5">If Secure Boot is enabled, the bootloader will only load a kernel that has a valid digital signature.</text:span></text:p>
          <text:p text:style-name="P34"><text:span text:style-name="T5"/></text:p>
        </text:list-item>
        <text:list-item>
          <text:p text:style-name="P35">Kernel Modules and Drivers<text:span text:style-name="T1">: These are additional components that the kernel loads to support various hardware devices and system functions. </text:span><text:span text:style-name="T7">Common kernel modules (drivers) include:</text:span></text:p>
          <text:list>
            <text:list-item>
              <text:p text:style-name="P36"><text:soft-page-break/><text:span text:style-name="T1">Graphics Drivers</text:span></text:p>
              <text:list>
                <text:list-item>
                  <text:p text:style-name="P39">AMD Graphics Modules</text:p>
                </text:list-item>
              </text:list>
            </text:list-item>
            <text:list-item>
              <text:p text:style-name="P39">Network Drivers</text:p>
              <text:list>
                <text:list-item>
                  <text:p text:style-name="P39">Wireless Drivers</text:p>
                </text:list-item>
                <text:list-item>
                  <text:p text:style-name="P39">Ethernet Drivers</text:p>
                </text:list-item>
              </text:list>
            </text:list-item>
            <text:list-item>
              <text:p text:style-name="P39">File System Drivers</text:p>
              <text:list>
                <text:list-item>
                  <text:p text:style-name="P39">ZFS Kernel Module (for ZFS on Linux)</text:p>
                </text:list-item>
                <text:list-item>
                  <text:p text:style-name="P39">Btrfs Compression Module</text:p>
                </text:list-item>
              </text:list>
            </text:list-item>
            <text:list-item>
              <text:p text:style-name="P39">Virtualisation Modules</text:p>
              <text:list>
                <text:list-item>
                  <text:p text:style-name="P39">V<text:span text:style-name="T21">M</text:span>ware Kernel Modules (vmmon, vmnet, etc.)</text:p>
                </text:list-item>
                <text:list-item>
                  <text:p text:style-name="P39">KVM (Kernel-based Virtual Machine) Modules</text:p>
                </text:list-item>
                <text:list-item>
                  <text:p text:style-name="P39">VirtualBox Kernel Modules</text:p>
                </text:list-item>
              </text:list>
            </text:list-item>
            <text:list-item>
              <text:p text:style-name="P39">Peripheral and Hardware Support</text:p>
              <text:list>
                <text:list-item>
                  <text:p text:style-name="P39">USB Device Drivers</text:p>
                </text:list-item>
                <text:list-item>
                  <text:p text:style-name="P39">Bluetooth Drivers</text:p>
                </text:list-item>
              </text:list>
            </text:list-item>
            <text:list-item>
              <text:p text:style-name="P39">Security and Cryptography Modules</text:p>
              <text:list>
                <text:list-item>
                  <text:p text:style-name="P39">SELinux Modules</text:p>
                </text:list-item>
                <text:list-item>
                  <text:p text:style-name="P39">dm-crypt</text:p>
                </text:list-item>
              </text:list>
            </text:list-item>
            <text:list-item>
              <text:p text:style-name="P39">Storage Drivers</text:p>
              <text:list>
                <text:list-item>
                  <text:p text:style-name="P39">NVMe Drivers</text:p>
                </text:list-item>
                <text:list-item>
                  <text:p text:style-name="P39">SATA Drivers</text:p>
                </text:list-item>
              </text:list>
            </text:list-item>
            <text:list-item>
              <text:p text:style-name="P39">Sound Drivers</text:p>
            </text:list-item>
            <text:list-item>
              <text:p text:style-name="P39">Proprietary Drivers and Vendor-Specific Modules</text:p>
            </text:list-item>
          </text:list>
        </text:list-item>
      </text:list>
      <text:p text:style-name="P7"><text:span text:style-name="T5"/></text:p>
      <text:p text:style-name="P11"><text:span text:style-name="T12">*</text:span>While Secure Boot is a UEFI-level process which effectively ends when the UEFI hands over control to the bootloader – when a system is booted with Secure Boot enabled, the bootloader, and subsequently the kernel will continue to enforce digital signature checking of processes that directly control the hardware (such as kernel modules).</text:p>
      <text:p text:style-name="P11"/>
      <text:p text:style-name="P12">Therefore, to be 100% accurate, it is correct to say that Secure Boot is a UEFI-level process and does stops executing after the bootloader is loaded. However, since booting with Secure Boot enabled determines the subsequent behaviour of the bootloader and kernel after they have been loaded, the term “Secure Boot” may sometimes also be used in the context of the kernel (and bootloader) as well.</text:p>
      <text:h text:style-name="P26" text:outline-level="2">Revised Explanation of Secure Boot’s Purpose</text:h>
      <text:p text:style-name="P16">The primary purpose of Secure Boot, (including its extended role of digital key verification at the kernel level after the UEFI Secure Boot has handed over control to the bootloader and subsequently the kernel in the “chain of trust”) is to <text:span text:style-name="T10">protect against malicious software that can directly control the hardware (i.e., where hardware control is not restricted to being managed by interfacing with the kernel system calls)</text:span>.</text:p>
      <text:h text:style-name="P28" text:outline-level="3">Kernel-Level Security and Preventing Unauthorised Hardware Control</text:h>
      <text:p text:style-name="P1">One of the key goals of Secure Boot is to prevent malware from gaining kernel-level access. Kernel-level malware can operate with the same privileges as the operating system kernel, meaning it can bypass most of the security mechanisms in place to protect user-space applications and data.</text:p>
      <text:h text:style-name="P30" text:outline-level="4"><text:soft-page-break/><text:span text:style-name="T22">Malicious </text:span>Hardware Control</text:h>
      <text:p text:style-name="P1">If malware gains control at the kernel level, it can directly interact with hardware without going through the typical system call interface that user-space applications must use. This can lead to a range of malicious activities, such as:</text:p>
      <text:list text:style-name="L3">
        <text:list-item>
          <text:p text:style-name="P40">Keylogging<text:span text:style-name="T1">: Reading input devices directly.</text:span></text:p>
        </text:list-item>
        <text:list-item>
          <text:p text:style-name="P40">Bypassing Security Controls<text:span text:style-name="T1">: Disabling or bypassing OS-level security mechanisms.</text:span></text:p>
        </text:list-item>
        <text:list-item>
          <text:p text:style-name="P40">Network Eavesdropping<text:span text:style-name="T1">: Intercepting or manipulating network traffic directly.</text:span></text:p>
        </text:list-item>
        <text:list-item>
          <text:p text:style-name="P40">Persistent Rootkits<text:span text:style-name="T1">: Installing rootkits that survive reboots and are difficult to detect and remove because they run with the same privileges as the OS.</text:span></text:p>
        </text:list-item>
      </text:list>
      <text:h text:style-name="P27" text:outline-level="2">UEFI Signature Database and Machine Owner Key (MOK) List</text:h>
      <text:p text:style-name="P21">The UEFI Signature Database and Machine Owner Key (MOK) List are two separate databases containing lists of digital certificates used to verify the authenticity of bootloaders, drivers, kernels, and kernel modules when Secure Boot is enabled.</text:p>
      <text:list text:style-name="L4">
        <text:list-item>
          <text:p text:style-name="P46"><text:span text:style-name="T14">The</text:span><text:span text:style-name="T16"> UEFI Signature Database </text:span><text:span text:style-name="T17">and MOK List are</text:span><text:span text:style-name="T14"> stored </text:span><text:span text:style-name="T18">on the </text:span><text:span text:style-name="T17">NVRAM </text:span><text:span text:style-name="T19">(non-volatile random access memory)</text:span><text:span text:style-name="T17"> storage chip. </text:span><text:span text:style-name="T20">The </text:span><text:span text:style-name="T18">NVRAM </text:span><text:span text:style-name="T20">chip </text:span><text:span text:style-name="T18">is used to store system configuration settings that need to be preserved when the computer is turned off. This includes settings like boot order, hardware configuration, date and time, and other BIOS/UEFI settings. </text:span><text:span text:style-name="T20">THE NVRAM chip is separate from the flash memory chip that contains the UEFI itself.</text:span></text:p>
        </text:list-item>
      </text:list>
      <text:h text:style-name="P29" text:outline-level="3">UEFI Signature Database</text:h>
      <text:p text:style-name="P2">The UEFI firmware comes with two primary databases:</text:p>
      <text:list text:style-name="L5">
        <text:list-item>
          <text:p text:style-name="P41">`db` (Signature Database)<text:span text:style-name="T1">: This is a list of certificates or hashes that are trusted by default for executing binaries (like bootloaders) that are signed with these certificates.</text:span></text:p>
        </text:list-item>
        <text:list-item>
          <text:p text:style-name="P41">`dbx` (Revoked Signature Database)<text:span text:style-name="T1">: This is a list of certificates or hashes that are explicitly </text:span>not<text:span text:style-name="T1"> trusted. It includes signatures for software that has been revoked due to security concerns (e.g., revoked keys or compromised bootloaders).</text:span></text:p>
        </text:list-item>
      </text:list>
      <text:p text:style-name="P19">Typically, only the original equipment manufacturer (OEM), that is, the motherboard vendor, can update these databases. Updates are often done through UEFI firmware updates provided by the OEM or via tools that can interact with the UEFI firmware settings, but they are not meant for regular users to modify.</text:p>
      <text:h text:style-name="P29" text:outline-level="3">Machine Owner Key (MOK) List</text:h>
      <text:p text:style-name="P20">Machine Owner Key (MOK) is a key management system used in Linux systems with Secure Boot enabled.</text:p>
      <text:list text:style-name="L6">
        <text:list-item>
          <text:p text:style-name="P47"><text:span text:style-name="T11">What It Is</text:span><text:span text:style-name="T8">: The</text:span><text:span text:style-name="T13"> MOK list is a user-managed list of keys that are used to sign third-party kernel modules, which are not included by the operating system’s vendor or original equipment manufacturer (OEM). This list is specifically for allowing users to manually add keys to be trusted by Secure Boot.</text:span></text:p>
        </text:list-item>
        <text:list-item>
          <text:p text:style-name="P42"><text:soft-page-break/>Who Can Update It<text:span text:style-name="T1">: Users can update the MOK list using tools like `mokutil`. Updating this list requires user confirmation through the UEFI firmware interface upon system reboot (as it is stored in the UEFI flash drive) to ensure the changes are authorised.</text:span></text:p>
        </text:list-item>
        <text:list-item>
          <text:p text:style-name="P42">Purpose<text:span text:style-name="T1">: The machine owner key (MOK) list allows user to sign and load third-party kernel modules on systems with Secure Boot enabled without needing to disable Secure Boot.</text:span></text:p>
        </text:list-item>
      </text:list>
      <text:h text:style-name="P31" text:outline-level="4">Adding Signatures to the MOK List</text:h>
      <text:list text:style-name="L7">
        <text:list-item>
          <text:p text:style-name="P48"><text:span text:style-name="T10">User Action to Add a Key</text:span><text:span text:style-name="T1">: When</text:span> a user wants to add a key to the MOK list, they usually run a utility like `mokutil`. This utility helps to manage keys by creating requests to enrol or delete MOK keys.</text:p>
        </text:list-item>
        <text:list-item>
          <text:p text:style-name="P43">Creation of a Request<text:span text:style-name="T1">: When a user requests to add a new key to the MOK list using `mokutil`, the utility doesn’t add the key directly to the MOK list in NVRAM. Instead, it creates a request that is stored on the EFI System Partition (ESP).</text:span></text:p>
          <text:p text:style-name="P43"><text:span text:style-name="T1">The EFI System Partition (ESP) is a special partition on a storage device (typically an HDD or SSD) that contains the boot loaders, device drivers, and system utilities required by the UEFI firmware to initiate the boot process for the operating system installed on the computer. It acts as a bridge between the </text:span><text:span text:style-name="T9">system firmware (UEFI) and the operating system.</text:span></text:p>
        </text:list-item>
        <text:list-item>
          <text:p text:style-name="P44">Reboot and `shim` Execution<text:span text:style-name="T1">: The change to the MOK cannot be made while the system is running because the `shim` bootloader, which is responsible for loading the kernel with Secure Boot enabled, needs to verify the request securely. Therefore, the system needs to be rebooted.</text:span></text:p>
        </text:list-item>
        <text:list-item>
          <text:p text:style-name="P44">MOK Manager (MokManager)<text:span text:style-name="T1">: During the reboot process, before the kernel is loaded, the `shim` bootloader runs a small application called MokManager (`MokManager.efi`). This application provides a user interface for managing MOK requests.</text:span></text:p>
        </text:list-item>
        <text:list-item>
          <text:p text:style-name="P44">User Authentication and Approval<text:span text:style-name="T1">: MokManager presents the request to the user and typically requires the user to authenticate (often by entering a password set when the request was created). This step ensures that an authorised person is approving the addition of the key, preventing unauthorised changes.</text:span></text:p>
        </text:list-item>
        <text:list-item>
          <text:p text:style-name="P44">Writing to NVRAM<text:span text:style-name="T1">: Once the user approves the request in MokManager, the key is added to the MOK list in the system’s NVRAM. The NVRAM is a special storage area used by UEFI firmware to store system settings, including Secure Boot keys.</text:span></text:p>
        </text:list-item>
      </text:list>
      <text:h text:style-name="P31" text:outline-level="4">Why a Reboot is Required</text:h>
      <text:p text:style-name="P23">Even though the kernel and software running on it can technically access NVRAM, a reboot is required for several reasons:</text:p>
      <text:list text:style-name="L8">
        <text:list-item>
          <text:p text:style-name="P45">Secure Boot Integrity<text:span text:style-name="T1">: Secure Boot’s primary goal is to maintain the integrity of the boot process. Allowing changes to the MOK list while the system is running could potentially allow malicious actors to inject unauthorised keys without detection. By requiring a reboot, the system ensures that the key management process is handled in a controlled and secure pre-boot environment.</text:span></text:p>
        </text:list-item>
        <text:list-item>
          <text:p text:style-name="P45"><text:soft-page-break/>Controlled Environment<text:span text:style-name="T1">: The MOK Manager runs in a UEFI environment, which is isolated from the operating system. This isolation is crucial because it prevents any running software, which could potentially be compromised, from directly modifying the Secure Boot configuration.</text:span></text:p>
        </text:list-item>
        <text:list-item>
          <text:p text:style-name="P45">User Confirmation<text:span text:style-name="T1">: During the reboot, the user is prompted to confirm the addition of the key. This step is vital for maintaining control over what keys are added, ensuring that only authorised changes are made.</text:span></text:p>
        </text:list-item>
        <text:list-item>
          <text:p text:style-name="P45">NVRAM Write Requirements<text:span text:style-name="T1">: While the OS can technically write to NVRAM, such operations are typically reserved for firmware-level tasks to avoid accidental or malicious corruption of critical boot data.</text:span></text:p>
        </text:list-item>
      </text:list>
      <text:h text:style-name="P32" text:outline-level="4">How the Kernel Accesses the MOK List</text:h>
      <text:p text:style-name="P22">The kernel does not directly read the MOK list from NVRAM. The MOK list is loaded from NVRAM to be accessible to the kernel as part of the UEFI Secure Boot process. There are several steps involved in this process, which will be discussed in another document in the future. However, the important thing to know for now is that every time the system boots or reboots with UEFI Secure Boot enabled, the MOK list is loaded into the kernel (so it is always up to date).</text:p>
      <text:h text:style-name="P25" text:outline-level="1">.<text:span text:style-name="T15">EFI Files</text:span></text:h>
      <text:p text:style-name="P24">A file with the EFI file extension is an Extensible Firmware Interface file. These files are bootloader executables, exist on UEFI-based computer systems, and contain data on how the boot process should proce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00:27:08.988133387</meta:creation-date>
    <dc:date>2024-09-02T17:02:14.698958393</dc:date>
    <meta:editing-duration>PT1H46M18S</meta:editing-duration>
    <meta:editing-cycles>23</meta:editing-cycles>
    <meta:generator>LibreOffice/24.2.5.2$Linux_X86_64 LibreOffice_project/420$Build-2</meta:generator>
    <meta:document-statistic meta:table-count="0" meta:image-count="0" meta:object-count="0" meta:page-count="6" meta:paragraph-count="93" meta:word-count="2370" meta:character-count="14643" meta:non-whitespace-character-count="12415"/>
  </office:meta>
</office:document-meta>
</file>